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1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tory</text:p>
          </table:table-cell>
          <table:table-cell office:value-type="string" calcext:value-type="string">
            <text:p>Eliminar semver::v100::Build class</text:p>
          </table:table-cell>
          <table:table-cell table:style-name="ce3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io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3:51:48.4017996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02T13:53:07.892618613</dc:date>
    <meta:editing-duration>PT19H25M46S</meta:editing-duration>
    <meta:editing-cycles>21</meta:editing-cycles>
    <meta:generator>LibreOffice/6.0.7.3$Linux_X86_64 LibreOffice_project/00m0$Build-3</meta:generator>
    <meta:document-statistic meta:table-count="1" meta:cell-count="80" meta:object-count="0"/>
  </office:meta>
</office:document-meta>
</file>